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8-04_13-46-56_000.jpg</text:p>
          </table:table-cell>
          <table:table-cell table:style-name="ce23" office:value-type="string">
            <text:p>:m 食べた物</text:p>
          </table:table-cell>
          <table:table-cell table:style-name="ce2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3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8-04_17-49-17_000.jpg</text:p>
          </table:table-cell>
          <table:table-cell table:style-name="ce23" office:value-type="string">
            <text:p>:m 1*1 RES / free / res-id=HFRV / theme=ラオス</text:p>
          </table:table-cell>
          <table:table-cell table:style-name="ce2"/>
          <table:table-cell table:style-name="ce2"/>
          <table:table-cell table:style-name="ce2" office:value-type="string">
            <text:p>N-35-35-28.546142 E-139-34-49.215087</text:p>
          </table:table-cell>
          <table:table-cell table:style-name="ce33" table:formula="of:=IF([.E3]=&quot;&quot;;[.C3];CONCATENATE([.C3];&quot; / &quot;;[.E3]))" office:value-type="string" office:string-value=":m 1*1 RES / free / res-id=HFRV / theme=ラオス">
            <text:p>:m 1*1 RES / free / res-id=HFRV / theme=ラオス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8-04_17-50-05_000.jpg</text:p>
          </table:table-cell>
          <table:table-cell table:style-name="ce23" office:value-type="string">
            <text:p>:m RES 1*1 / free# JVEMV6 37#21.4_28 / 37. miscs of miscs / 21. math&amp;physics / 4. knot-theory / 蝶結び；もやい / N+</text:p>
          </table:table-cell>
          <table:table-cell table:style-name="ce32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3" table:formula="of:=IF([.E4]=&quot;&quot;;[.C4];CONCATENATE([.C4];&quot; / &quot;;[.E4]))" office:value-type="string" office:string-value=":m RES 1*1 / free# JVEMV6 37#21.4_28 / 37. miscs of miscs / 21. math&amp;physics / 4. knot-theory / 蝶結び；もやい / N+">
            <text:p>:m RES 1*1 / free# JVEMV6 37#21.4_28 / 37. miscs of miscs / 21. math&amp;physics / 4. knot-theory / 蝶結び；もやい / N+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8-04_17-50-27_000.jpg</text:p>
          </table:table-cell>
          <table:table-cell table:style-name="ce23" office:value-type="string">
            <text:p>:m anim / dessin / 室内、壁；カーテン、裾</text:p>
          </table:table-cell>
          <table:table-cell table:style-name="ce15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3" table:formula="of:=IF([.E5]=&quot;&quot;;[.C5];CONCATENATE([.C5];&quot; / &quot;;[.E5]))" office:value-type="string" office:string-value=":m anim / dessin / 室内、壁；カーテン、裾">
            <text:p>:m anim / dessin / 室内、壁；カーテン、裾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8-04_20-36-20_000.jpg</text:p>
          </table:table-cell>
          <table:table-cell table:style-name="ce23" office:value-type="string">
            <text:p>:m 食べた物</text:p>
          </table:table-cell>
          <table:table-cell table:style-name="ce16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3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8-04_22-22-03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8-05_04-12-30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2"/>
          <table:table-cell table:style-name="ce2" office:value-type="string">
            <text:p>N-35-35-28.587341 E-139-34-49.434814</text:p>
          </table:table-cell>
          <table:table-cell table:style-name="ce33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8-05_05-21-05_000.jpg</text:p>
          </table:table-cell>
          <table:table-cell table:style-name="ce17" office:value-type="string">
            <text:p>:m :PHOTO / 時刻 / 出発時間 / ペガスス</text:p>
          </table:table-cell>
          <table:table-cell table:style-name="ce16"/>
          <table:table-cell table:style-name="ce2"/>
          <table:table-cell table:style-name="ce2" office:value-type="string">
            <text:p>N-35-35-28.49121 E-139-34-49.764404</text:p>
          </table:table-cell>
          <table:table-cell table:style-name="ce33" table:formula="of:=IF([.E9]=&quot;&quot;;[.C9];CONCATENATE([.C9];&quot; / &quot;;[.E9]))" office:value-type="string" office:string-value=":m :PHOTO / 時刻 / 出発時間 / ペガスス">
            <text:p>:m :PHOTO / 時刻 / 出発時間 / ペガスス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8-06_19-13-49_000.jpg</text:p>
          </table:table-cell>
          <table:table-cell table:style-name="ce23" office:value-type="string">
            <text:p>:PHOTO 記録 / 文書 / ペガススで知り合った人；ポーランドから；アンナさん；メールアドレス；anna-lanuszkaさん</text:p>
          </table:table-cell>
          <table:table-cell table:style-name="ce16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3" table:formula="of:=IF([.E10]=&quot;&quot;;[.C10];CONCATENATE([.C10];&quot; / &quot;;[.E10]))" office:value-type="string" office:string-value=":PHOTO 記録 / 文書 / ペガススで知り合った人；ポーランドから；アンナさん；メールアドレス；anna-lanuszkaさん">
            <text:p>:PHOTO 記録 / 文書 / ペガススで知り合った人；ポーランドから；アンナさん；メールアドレス；anna-lanuszkaさん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8-06_21-02-10_000.jpg</text:p>
          </table:table-cell>
          <table:table-cell table:style-name="ce23" office:value-type="string">
            <text:p>:m 食べた物</text:p>
          </table:table-cell>
          <table:table-cell table:style-name="ce17"/>
          <table:table-cell table:style-name="ce2"/>
          <table:table-cell table:style-name="ce2" office:value-type="string">
            <text:p>N-35-35-28.49121 E-139-34-49.215087</text:p>
          </table:table-cell>
          <table:table-cell table:style-name="ce33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8-06_23-43-28_000.jpg</text:p>
          </table:table-cell>
          <table:table-cell table:style-name="ce23" office:value-type="string">
            <text:p>:m 記録 / お酒</text:p>
          </table:table-cell>
          <table:table-cell table:style-name="ce15"/>
          <table:table-cell table:style-name="ce2"/>
          <table:table-cell table:style-name="ce2" office:value-type="string">
            <text:p>N-35-35-28.546142 E-139-34-49.105224</text:p>
          </table:table-cell>
          <table:table-cell table:style-name="ce33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8-06_23-43-31_000.jpg</text:p>
          </table:table-cell>
          <table:table-cell table:style-name="ce23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546142 E-139-34-49.105224</text:p>
          </table:table-cell>
          <table:table-cell table:style-name="ce33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8-06_23-50-57_000.jpg</text:p>
          </table:table-cell>
          <table:table-cell table:style-name="ce20" office:value-type="string">
            <text:p>:m 記録 / お酒</text:p>
          </table:table-cell>
          <table:table-cell table:style-name="ce17"/>
          <table:table-cell table:style-name="ce2"/>
          <table:table-cell table:style-name="ce2" office:value-type="string">
            <text:p>N-35-35-28.49121 E-139-34-49.160156</text:p>
          </table:table-cell>
          <table:table-cell table:style-name="ce33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2" office:value-type="string">
            <text:p>2020-08-07_00-18-23_000.jpg</text:p>
          </table:table-cell>
          <table:table-cell table:style-name="ce20" office:value-type="string">
            <text:p>:m 記録 / お酒</text:p>
          </table:table-cell>
          <table:table-cell table:style-name="ce17"/>
          <table:table-cell table:style-name="ce2"/>
          <table:table-cell table:style-name="ce2"/>
          <table:table-cell table:style-name="ce33" table:formula="of:=IF([.E15]=&quot;&quot;;[.C15];CONCATENATE([.C15];&quot; / &quot;;[.E15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8-07_00-25-46_000.jpg</text:p>
          </table:table-cell>
          <table:table-cell table:style-name="ce20" office:value-type="string">
            <text:p>:m 記録 / お酒</text:p>
          </table:table-cell>
          <table:table-cell table:style-name="ce6"/>
          <table:table-cell table:style-name="ce2"/>
          <table:table-cell table:style-name="ce2"/>
          <table:table-cell table:style-name="ce33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8-07_00-50-48_000.jpg</text:p>
          </table:table-cell>
          <table:table-cell table:style-name="ce16" office:value-type="string">
            <text:p>:m 記録 / お酒</text:p>
          </table:table-cell>
          <table:table-cell table:style-name="ce15"/>
          <table:table-cell table:style-name="ce2"/>
          <table:table-cell table:style-name="ce2"/>
          <table:table-cell table:style-name="ce33" table:formula="of:=IF([.E17]=&quot;&quot;;[.C17];CONCATENATE([.C17];&quot; / &quot;;[.E17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8-07_00-50-52_000.jpg</text:p>
          </table:table-cell>
          <table:table-cell table:style-name="ce15" office:value-type="string">
            <text:p>:m 記録 / お酒</text:p>
          </table:table-cell>
          <table:table-cell table:style-name="ce16"/>
          <table:table-cell table:style-name="ce2"/>
          <table:table-cell table:style-name="ce2"/>
          <table:table-cell table:style-name="ce33" table:formula="of:=IF([.E18]=&quot;&quot;;[.C18];CONCATENATE([.C18];&quot; / &quot;;[.E18]))" office:value-type="string" office:string-value=":m 記録 / お酒">
            <text:p>:m 記録 / お酒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2" office:value-type="string">
            <text:p>2020-08-07_01-02-25_000.jpg</text:p>
          </table:table-cell>
          <table:table-cell table:style-name="ce17" office:value-type="string">
            <text:p>:m 記録 / お酒</text:p>
          </table:table-cell>
          <table:table-cell table:style-name="ce17"/>
          <table:table-cell table:style-name="ce2"/>
          <table:table-cell table:style-name="ce2"/>
          <table:table-cell table:style-name="ce33" table:formula="of:=IF([.E19]=&quot;&quot;;[.C19];CONCATENATE([.C19];&quot; / &quot;;[.E19]))" office:value-type="string" office:string-value=":m 記録 / お酒">
            <text:p>:m 記録 / お酒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2" office:value-type="string">
            <text:p>2020-08-07_01-31-37_000.jpg</text:p>
          </table:table-cell>
          <table:table-cell table:style-name="ce6" office:value-type="string">
            <text:p>:m 記録 / お酒</text:p>
          </table:table-cell>
          <table:table-cell table:style-name="ce15"/>
          <table:table-cell table:style-name="ce2"/>
          <table:table-cell table:style-name="ce2"/>
          <table:table-cell table:style-name="ce33" table:formula="of:=IF([.E20]=&quot;&quot;;[.C20];CONCATENATE([.C20];&quot; / &quot;;[.E20]))" office:value-type="string" office:string-value=":m 記録 / お酒">
            <text:p>:m 記録 / お酒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2020-08-07_02-00-25_000.jpg</text:p>
          </table:table-cell>
          <table:table-cell table:style-name="ce6" office:value-type="string">
            <text:p>:m 記録 / お酒</text:p>
          </table:table-cell>
          <table:table-cell table:style-name="ce16"/>
          <table:table-cell table:style-name="ce2"/>
          <table:table-cell table:style-name="ce2"/>
          <table:table-cell table:style-name="ce33" table:formula="of:=IF([.E21]=&quot;&quot;;[.C21];CONCATENATE([.C21];&quot; / &quot;;[.E21]))" office:value-type="string" office:string-value=":m 記録 / お酒">
            <text:p>:m 記録 / お酒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2020-08-07_12-19-30_000.jpg</text:p>
          </table:table-cell>
          <table:table-cell table:style-name="ce6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2"/>
          <table:table-cell table:style-name="ce2" office:value-type="string">
            <text:p>N-35-35-29.095458 E-139-34-49.764404</text:p>
          </table:table-cell>
          <table:table-cell table:style-name="ce33" table:formula="of:=IF([.E22]=&quot;&quot;;[.C22];CONCATENATE([.C22];&quot; / &quot;;[.E2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2" office:value-type="string">
            <text:p>2020-08-06_04-45-43_000.mp4</text:p>
          </table:table-cell>
          <table:table-cell table:style-name="ce6" office:value-type="string">
            <text:p>:VIDEO ペガスス / @プレハブ；自室 / セミの声；蝉</text:p>
          </table:table-cell>
          <table:table-cell table:style-name="ce14"/>
          <table:table-cell table:style-name="ce2"/>
          <table:table-cell table:style-name="ce2"/>
          <table:table-cell table:style-name="ce33" table:formula="of:=IF([.E23]=&quot;&quot;;[.C23];CONCATENATE([.C23];&quot; / &quot;;[.E23]))" office:value-type="string" office:string-value=":VIDEO ペガスス / @プレハブ；自室 / セミの声；蝉">
            <text:p>:VIDEO ペガスス / @プレハブ；自室 / セミの声；蝉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24]=&quot;&quot;;[.C24];CONCATENATE([.C24];&quot; / &quot;;[.E2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16"/>
          <table:table-cell table:style-name="ce2"/>
          <table:table-cell table:style-name="ce2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7"/>
          <table:table-cell table:style-name="ce2"/>
          <table:table-cell table:style-name="ce2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6"/>
          <table:table-cell table:style-name="ce2"/>
          <table:table-cell table:style-name="ce2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6"/>
          <table:table-cell table:style-name="ce2"/>
          <table:table-cell table:style-name="ce2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5"/>
          <table:table-cell table:style-name="ce2"/>
          <table:table-cell table:style-name="ce2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6"/>
          <table:table-cell table:style-name="ce2"/>
          <table:table-cell table:style-name="ce2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7"/>
          <table:table-cell table:style-name="ce2"/>
          <table:table-cell table:style-name="ce2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4"/>
          <table:table-cell table:style-name="ce2"/>
          <table:table-cell table:style-name="ce2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8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2"/>
          <table:table-cell table:style-name="ce18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2"/>
          <table:table-cell table:style-name="ce24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3001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300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8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ダンス、dance-original / d-2020-08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8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2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5473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8">2020/08/08</text:date>, <text:time>14:08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08T14:08:17.03</dc:date>
    <dc:creator>iwabuchi ken</dc:creator>
    <meta:editing-duration>P24DT1H21M12S</meta:editing-duration>
    <meta:editing-cycles>9139</meta:editing-cycles>
    <meta:document-statistic meta:table-count="1" meta:cell-count="469" meta:object-count="0"/>
  </office:meta>
</office:document-meta>
</file>